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2pt" style:font-size-asian="12pt" style:font-size-complex="12pt"/>
    </style:style>
    <style:style style:name="P2" style:family="paragraph" style:parent-style-name="Standard">
      <style:text-properties style:font-name="Arial1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1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7.502cm"/>
          <style:tab-stop style:position="12.252cm"/>
          <style:tab-stop style:position="16.002cm" style:type="right"/>
        </style:tab-stops>
      </style:paragraph-properties>
      <style:text-properties style:font-name="Arial1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font-name="Arial1" fo:font-size="10pt" style:font-size-asian="10pt" style:font-size-complex="10pt"/>
    </style:style>
    <style:style style:name="P6" style:family="paragraph" style:parent-style-name="Standard">
      <style:text-properties style:font-name="Arial1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1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8.754cm" fo:margin-right="0cm" fo:text-align="start" style:justify-single-word="false" fo:text-indent="0cm" style:auto-text-indent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8.754cm" fo:margin-right="0cm" fo:text-align="start" style:justify-single-word="false" fo:text-indent="0cm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master-page-name="Standard">
      <style:paragraph-properties style:page-number="auto"/>
      <style:text-properties style:font-name="Arial1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 style:list-style-name="L1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 style:list-style-name="L1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font-name="Arial1" fo:font-size="10pt" style:font-size-asian="10pt" style:font-size-complex="10pt"/>
    </style:style>
    <style:style style:name="P17" style:family="paragraph" style:parent-style-name="Standard" style:list-style-name="L2">
      <style:paragraph-properties>
        <style:tab-stops>
          <style:tab-stop style:position="0.501cm"/>
        </style:tab-stops>
      </style:paragraph-properties>
      <style:text-properties style:font-name="Arial1" fo:font-size="10pt" style:font-size-asian="10pt" style:font-size-complex="10pt"/>
    </style:style>
    <style:style style:name="P18" style:family="paragraph" style:parent-style-name="Standard" style:list-style-name="L1">
      <style:text-properties fo:font-size="10pt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0pt" style:font-size-asian="10pt" style:font-size-complex="10pt"/>
    </style:style>
    <style:style style:name="P20" style:family="paragraph">
      <style:paragraph-properties fo:text-align="start"/>
      <style:text-properties style:text-line-through-style="none" style:font-name="Arial1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 text:start-value="3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unnamed0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3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4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5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6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7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8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9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0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14">Eidgenössische Invalidenversicherung </text:p>
        <text:p text:style-name="P3"/>
        <text:p text:style-name="P3">[Adressat.Anschrift]</text:p>
        <text:p text:style-name="P9"/>
        <text:p text:style-name="P9"/>
        <text:p text:style-name="P3">Versicherte Person:<text:span text:style-name="T1"> </text:span><text:span text:style-name="T3">[Patient:mw:Herr/Frau],</text:span><text:span text:style-name="T1"> [Patient.Vorname], [</text:span><text:bookmark-start text:name="PAdresse1"/><text:span text:style-name="T1">P</text:span><text:bookmark-end text:name="PAdresse1"/><text:span text:style-name="T1">atient.Name] ([Patient.Geschlecht]),</text:span> [Patient.Strasse], [Patient.Ort],<text:span text:style-name="T2"> [Patient.Geburtsdatum]</text:span></text:p>
        <text:p text:style-name="P6">AHV Nummer: [Patient.AHV]</text:p>
        <text:p text:style-name="P10"/>
        <text:p text:style-name="P2"/>
        <text:p text:style-name="P2">Ärztlicher Verlaufsbericht</text:p>
        <text:p text:style-name="P1"/>
        <text:p text:style-name="P4">Sachbearbeitung: <text:bookmark-start text:name="Text1"/><text:text-input text:description="Text1">          </text:text-input><text:bookmark-end text:name="Text1"/><text:tab/>Telefon: <text:bookmark-start text:name="Text2"/><text:text-input text:description="Text2">          </text:text-input><text:bookmark-end text:name="Text2"/><text:tab/>Luzern, <text:bookmark-start text:name="Text3"/><text:text-input text:description="Text3">          </text:text-input><text:bookmark-end text:name="Text3"/></text:p>
        <text:p text:style-name="P4"/>
        <text:p text:style-name="P7">Bitte mit Schreibmaschine ausfüllen und innert 30 Tagen an die IV-Stelle zurücksenden.</text:p>
        <text:p text:style-name="P10"/>
        <text:p text:style-name="P9"/>
        <text:p text:style-name="P5"/>
        <text:list xml:id="list2723502871346962831" text:style-name="L1">
          <text:list-item>
            <text:p text:style-name="P15">Gesundheitszustand seither:</text:p>
            <text:p text:style-name="P16"><text:bookmark text:name="Kontrollkästchen1"/>stationär <draw:control text:anchor-type="as-char" draw:z-index="0" draw:style-name="gr1" draw:text-style-name="P20" svg:width="0.466cm" svg:height="0.318cm" draw:control="control1"/><text:tab/><text:bookmark text:name="Kontrollkästchen2"/>verschlechtert <draw:control text:anchor-type="as-char" draw:z-index="1" draw:style-name="gr1" draw:text-style-name="P20" svg:width="0.466cm" svg:height="0.318cm" draw:control="control2"/><text:tab/><text:bookmark text:name="Kontrollkästchen3"/>verbessert <draw:control text:anchor-type="as-char" draw:z-index="2" draw:style-name="gr1" draw:text-style-name="P20" svg:width="0.466cm" svg:height="0.318cm" draw:control="control3"/></text:p>
          </text:list-item>
        </text:list>
        <text:p text:style-name="P5"/>
        <text:p text:style-name="P5"/>
        <text:list xml:id="list34246550" text:continue-numbering="true" text:style-name="L1">
          <text:list-item>
            <text:p text:style-name="P15">Änderung der Diagnose?</text:p>
            <text:p text:style-name="P16">Ja <draw:control text:anchor-type="as-char" draw:z-index="3" draw:style-name="gr1" draw:text-style-name="P20" svg:width="0.466cm" svg:height="0.318cm" draw:control="control4"/><text:tab/>Nein <draw:control text:anchor-type="as-char" draw:z-index="4" draw:style-name="gr1" draw:text-style-name="P20" svg:width="0.466cm" svg:height="0.318cm" draw:control="control5"/></text:p>
            <text:p text:style-name="P16"/>
            <text:p text:style-name="P15">Welche haben Einfluss auf die Arbeitsfähigkeit?</text:p>
            <text:p text:style-name="P16"><text:bookmark-start text:name="Text6"/><text:text-input text:description="Text6">          </text:text-input><text:bookmark-end text:name="Text6"/></text:p>
            <text:p text:style-name="P16"/>
            <text:p text:style-name="P15">Seit wann und in welchem Ausmass?</text:p>
            <text:p text:style-name="P16"><text:text-input text:description="Text8">          </text:text-input></text:p>
          </text:list-item>
        </text:list>
        <text:p text:style-name="P5"/>
        <text:p text:style-name="P5"/>
        <text:list xml:id="list34249446" text:continue-numbering="true" text:style-name="L1">
          <text:list-item>
            <text:p text:style-name="P15">Verlauf/ veränderte Befunde:</text:p>
            <text:p text:style-name="P16"><text:text-input text:description="Text8">          </text:text-input></text:p>
          </text:list-item>
        </text:list>
        <text:p text:style-name="P5"/>
        <text:p text:style-name="P5"/>
        <text:list xml:id="list34271836" text:continue-numbering="true" text:style-name="L1">
          <text:list-item>
            <text:p text:style-name="P15">Therapeutische Massnahmen/ Prognose:</text:p>
          </text:list-item>
        </text:list>
        <text:list xml:id="list844270621504674803" text:style-name="L2">
          <text:list-header>
            <text:p text:style-name="P17"><text:text-input text:description="Text8">          </text:text-input></text:p>
          </text:list-header>
        </text:list>
        <text:p text:style-name="P5"/>
        <text:p text:style-name="P5"/>
        <text:list xml:id="list34269369" text:continue-list="list34271836" text:style-name="L1">
          <text:list-item>
            <text:p text:style-name="P15">Sind neu berufliche Massnahmen angezeigt?</text:p>
            <text:p text:style-name="P16">Ja <draw:control text:anchor-type="as-char" draw:z-index="6" draw:style-name="gr1" draw:text-style-name="P20" svg:width="0.466cm" svg:height="0.318cm" draw:control="control7"/><text:tab/>Nein <draw:control text:anchor-type="as-char" draw:z-index="5" draw:style-name="gr1" draw:text-style-name="P20" svg:width="0.466cm" svg:height="0.318cm" draw:control="control6"/></text:p>
          </text:list-item>
        </text:list>
        <text:p text:style-name="P5"/>
        <text:p text:style-name="P5"/>
        <text:list xml:id="list34247829" text:continue-numbering="true" text:style-name="L1">
          <text:list-item>
            <text:p text:style-name="P15">Ist die versicherte Person bei den alltäglichen Lebensverrichtungen regelmässig auf die Hilfe von Drittpersonen angewiesen?</text:p>
            <text:p text:style-name="P16">Ja <draw:control text:anchor-type="as-char" draw:z-index="7" draw:style-name="gr1" draw:text-style-name="P20" svg:width="0.466cm" svg:height="0.318cm" draw:control="control8"/><text:tab/>Nein <draw:control text:anchor-type="as-char" draw:z-index="8" draw:style-name="gr1" draw:text-style-name="P20" svg:width="0.466cm" svg:height="0.318cm" draw:control="control9"/></text:p>
          </text:list-item>
        </text:list>
        <text:p text:style-name="P5"/>
        <text:list xml:id="list34247841" text:continue-numbering="true" text:style-name="L1">
          <text:list-header>
            <text:p text:style-name="P15">Wenn Ja, seit wann?</text:p>
            <text:p text:style-name="P16"><text:text-input text:description="Text8">          </text:text-input></text:p>
          </text:list-header>
        </text:list>
        <text:p text:style-name="P5"/>
        <text:p text:style-name="P5"/>
        <text:list xml:id="list34256985" text:continue-numbering="true" text:style-name="L1">
          <text:list-item>
            <text:p text:style-name="P15">Halten Sie eine medizinische Abklärung für angezeigt?</text:p>
            <text:p text:style-name="P16">Ja <draw:control text:anchor-type="as-char" draw:z-index="9" draw:style-name="gr1" draw:text-style-name="P20" svg:width="0.466cm" svg:height="0.318cm" draw:control="control10"/><text:tab/>Nein <draw:control text:anchor-type="as-char" draw:z-index="10" draw:style-name="gr1" draw:text-style-name="P20" svg:width="0.466cm" svg:height="0.318cm" draw:control="control11"/></text:p>
          </text:list-item>
        </text:list>
        <text:p text:style-name="P5"/>
        <text:p text:style-name="P5"/>
        <text:list xml:id="list34248080" text:continue-numbering="true" text:style-name="L1">
          <text:list-item>
            <text:p text:style-name="P15">Datum der letzten ärztlichen Kontrolle:</text:p>
            <text:p text:style-name="P18"><text:span text:style-name="T4"><text:text-input text:description="Text8">          </text:text-input></text:span>­</text:p>
          </text:list-item>
        </text:list>
        <text:p text:style-name="P5"/>
        <text:p text:style-name="P5"/>
        <text:list xml:id="list34261258" text:continue-numbering="true" text:style-name="L1">
          <text:list-item>
            <text:p text:style-name="P15"><text:soft-page-break/>Beilagen: wir bitten Sie, neue in der Zwischenzeit eingetroffene Berichte von Spitälern und Spezialärzten/Spezialärztinnen zuhanden unseres ärztlichen Dienstes beizulegen oder diese genau zu bezeichnen, damit wir sie selbst anfordern können.</text:p>
            <text:p text:style-name="P15">Originalberichte werden nach Einsichtnahme zurückgesandt</text:p>
          </text:list-item>
        </text:list>
        <text:p text:style-name="P8"/>
        <text:p text:style-name="P8"/>
        <text:p text:style-name="P8"/>
        <text:p text:style-name="P5"/>
        <text:p text:style-name="P5"/>
        <text:p text:style-name="P3">Ort und Datum:</text:p>
        <text:p text:style-name="P3"><text:tab/><text:tab/><text:tab/><text:tab/><text:tab/><text:tab/><text:tab/>Unterschrift des Arztes / der Ärztin:</text:p>
        <text:p text:style-name="P3">[Mandant.Ort], [Datum.Heute]</text:p>
        <text:p text:style-name="P19"><text:tab/><text:tab/><text:tab/><text:tab/><text:tab/><text:tab/><text:tab/>…...............….................................</text:p>
        <text:p text:style-name="P19"/>
        <text:p text:style-name="P12">[Mandant.Titel] [Mandant.Vorname] [Mandant.Name]</text:p>
        <text:p text:style-name="P13">Facharzt für [Mandant.TarmedSpezialität]</text:p>
        <text:p text:style-name="P13">[Mandant.Strasse]</text:p>
        <text:p text:style-name="P13">[Mandant.Plz] [Mandant.Ort]</text:p>
        <text:p text:style-name="P13">[Mandant.E-Mail]</text:p>
        <text:p text:style-name="P13">Tel. [Mandant.Telefon1]</text:p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3cm"/>
          <style:tab-stop style:position="4.501cm"/>
          <style:tab-stop style:position="7.502cm"/>
        </style:tab-stops>
      </style:paragraph-properties>
      <style:text-properties style:font-name="Arial1"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402cm" fo:margin-right="1.526cm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16-12-07T08:46:14.90</meta:creation-date>
    <dc:language>de-DE</dc:language>
    <meta:editing-cycles>17</meta:editing-cycles>
    <meta:editing-duration>PT1H49M43S</meta:editing-duration>
    <dc:date>2020-10-13T14:04:43.71</dc:date>
    <dc:creator>Leon Mosimann</dc:creator>
    <meta:document-statistic meta:table-count="0" meta:image-count="0" meta:object-count="0" meta:page-count="2" meta:paragraph-count="41" meta:word-count="189" meta:character-count="1679"/>
    <meta:user-defined meta:name="Info 1"/>
    <meta:user-defined meta:name="Info 2"/>
    <meta:user-defined meta:name="Info 3"/>
    <meta:user-defined meta:name="Info 4"/>
  </office:meta>
</office:document-meta>
</file>